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style:language-asian="ko" style:country-asian="K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4.0 30.sep.2023<text:tab/>1</text:p>
          <text:p text:style-name="P2">V 0.3.2 12.sep.2023<text:tab/>1</text:p>
          <text:p text:style-name="P2">V 0.3.0 10.sep.2023<text:tab/>2</text:p>
          <text:p text:style-name="P2">V 0.2.2 V 0.2.1 09.sep.2023<text:tab/>2</text:p>
          <text:p text:style-name="P2">V 0.2.0 06.sep.2023<text:tab/>2</text:p>
          <text:p text:style-name="P1">Intro<text:tab/>2</text:p>
          <text:p text:style-name="P2">Goal<text:tab/>2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3</text:p>
          <text:p text:style-name="P2">Add Software<text:tab/>3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2">Wireguard Port forwarding (Weiterleitung)<text:tab/>5</text:p>
          <text:p text:style-name="P2">Ping inside VPN Tunnel with pc.domain names<text:tab/>5</text:p>
          <text:p text:style-name="P1">Setup differences per device<text:tab/>5</text:p>
          <text:p text:style-name="P1">Ongoing<text:tab/>5</text:p>
          <text:p text:style-name="P2">Show Routes on Windows Client<text:tab/>5</text:p>
          <text:p text:style-name="P2">Questions<text:tab/>5</text:p>
          <text:p text:style-name="P2">Options<text:tab/>5</text:p>
          <text:p text:style-name="P2">Xthink<text:tab/>6</text:p>
          <text:p text:style-name="P3">Subnet split<text:tab/>6</text:p>
          <text:p text:style-name="P1">Trap<text:tab/>6</text:p>
          <text:p text:style-name="P2">.conf<text:tab/>6</text:p>
          <text:p text:style-name="P1">Links<text:tab/>7</text:p>
          <text:p text:style-name="P2">main<text:tab/>7</text:p>
          <text:p text:style-name="P2">full config generator<text:tab/>7</text:p>
          <text:p text:style-name="P2">qrcode generation from config file<text:tab/>7</text:p>
          <text:p text:style-name="P2">other<text:tab/>7</text:p>
          <text:p text:style-name="P2">very other<text:tab/>7</text:p>
        </text:index-body>
      </text:table-of-content>
      <text:h text:style-name="Heading_20_1" text:outline-level="1">History</text:h>
      <text:h text:style-name="Heading_20_2" text:outline-level="2">V 0.6.0 22.jul.2025</text:h>
      <text:p text:style-name="Text_20_body">Only one setup (remove 36/43 difference)</text:p>
      <text:h text:style-name="Heading_20_2" text:outline-level="2">V 0.5.0 08.nov.2024</text:h>
      <text:p text:style-name="Text_20_body">kwangya</text:p>
      <text:h text:style-name="Heading_20_2" text:outline-level="2"><text:soft-page-break/>V 0.4.0 30.sep.2023</text:h>
      <text:p text:style-name="Text_20_body">Name giving</text:p>
      <text:h text:style-name="Heading_20_2" text:outline-level="2">V 0.3.2 12.sep.2023</text:h>
      <text:p text:style-name="Text_20_body">Domain names inside tunnel<text:line-break/>Windows commands</text:p>
      <text:h text:style-name="Heading_20_2" text:outline-level="2">V 0.3.0 10.sep.2023</text:h>
      <text:p text:style-name="Text_20_body">SubNet Domain Name</text:p>
      <text:h text:style-name="Heading_20_2" text:outline-level="2"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<text:soft-page-break/>Basic Setup</text:h>
      <text:h text:style-name="Heading_20_2" text:outline-level="2">LuCi</text:h>
      <text:p text:style-name="Text_20_body">System-&gt;System:<text:line-break/>Hostname: naevis<text:line-break/>Timezone:Europe/Berlin</text:p>
      <text:p text:style-name="Text_20_body">System-&gt;Administration<text:line-break/>Change Password (Without no ssh) (skdlqltm<text:span text:style-name="T1">1991</text:span>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text:line-break/>192.168.41.1</text:p>
      <text:p text:style-name="Text_20_body">Network -&gt; DHCP and DNS<text:line-break/>General Settings -&gt; LocalDomain<text:line-break/>Give Name: kwangya</text:p>
      <text:p text:style-name="Text_20_body">MAGIC: Devices can be accessed by e.g.: pcname.kwangya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p text:style-name="Text_20_body"><text:soft-page-break/>(Fuck...new Problem) Incompatibillity scp<text:line-break/>Install: openssh-sftp-server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42“ # VPN SubNet</text:p>
      <text:p text:style-name="Code">export DDNS="mymazestation.myfritz.link"</text:p>
      <text:p text:style-name="Code">export peer_IP="51"</text:p>
      <text:p text:style-name="Code">export WG_${LAN}_server_port="42996"<text:line-break/><text:line-break/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username-id.sh <text:a xlink:type="simple" xlink:href="mailto:root@naevis.kwangya" text:style-name="Internet_20_link" text:visited-style-name="Visited_20_Internet_20_Link">root@naevis.kwangya</text:a>:~</text:p>
      <text:p text:style-name="Text_20_body">ssh into router</text:p>
      <text:p text:style-name="Code">ssh root@naevis.kwangya</text:p>
      <text:p text:style-name="Text_20_body">Execute in router</text:p>
      <text:p text:style-name="Code">chmod +x auto_wg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naevis.kwangya:/etc/wireguard/** readback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Text_20_body">For local intranet Access</text:p>
      <text:p text:style-name="Code">[Interface]<text:line-break/>Address = X.X.X.X/24 # get Subnet 255.255.255.0 # necessary ????</text:p>
      <text:p text:style-name="Code"><text:soft-page-break/>DNS = 192.168.41.1 # change from VPN to LAN Subnet<text:line-break/> <text:line-break/>[Peer]<text:line-break/># everything goes through the tunnel<text:line-break/>AllowedIPs = 0.0.0.0/0, ::/0<text:line-break/># behind the tunnel are VPN and LAN SubNets<text:line-break/>AllowedIPs = 192.168.42.0/24, 192.168.41.0/24</text:p>
      <text:p text:style-name="Code">Endpoint = naevis.fritz.box:42996<text:line-break/>Endpoint = mymazestation.myfritz.link:42996</text:p>
      <text:p text:style-name="Text_20_body">For Global Access</text:p>
      <text:p text:style-name="Code"># ??? is this true ????<text:line-break/>Outside Router Setup</text:p>
      <text:h text:style-name="Heading_20_2" text:outline-level="2">Wireguard Port forwarding (Weiterleitung)</text:h>
      <text:p text:style-name="Text_20_body">Setup xTernal Routers to forward 42996 UDP</text:p>
      <text:h text:style-name="Heading_20_2" text:outline-level="2">Ping inside VPN Tunnel with pc.domain names</text:h>
      <text:p text:style-name="Text_20_body">Network -&gt; DHCP and DNS -&gt; Hostnames</text:p>
      <text:p text:style-name="Text_20_body">Insert The Tunnel-End Ips an Give them a name</text:p>
      <text:p text:style-name="Text_20_body">karina.sync -&gt; 192.168.42.51<text:line-break/>giselle.sync -&gt; 192.168.42.52<text:line-break/>winter.sync -&gt; 192.168.42.53<text:line-break/>ningning.sync -&gt; 192.168.42.54 <text:s/></text:p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naevis</text:p>
          </table:table-cell>
          <table:table-cell table:style-name="Tabelle1.A2" office:value-type="string">
            <text:p text:style-name="Table_20_Contents">192.168.41.1/24<text:line-break/>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p text:style-name="Code">tracert &lt;url&gt;</text:p>
      <text:p text:style-name="Code">nslookup &lt;ip-number&gt; or &lt;url&gt;</text:p>
      <text:h text:style-name="Heading_20_2" text:outline-level="2"><text:soft-page-break/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h text:style-name="Heading_20_1" text:outline-level="1">Trap</text:h>
      <text:h text:style-name="Heading_20_2" text:outline-level="2">.conf</text:h>
      <text:p text:style-name="Text_20_body">Dont use wireguard configs for global connections inside network without necessary to go over global network. Inside intranet a separate .conf with internal numbers is necessary.</text:p>
      <text:p text:style-name="Text_20_body">The Outside .conf works but makes lots of discionnects</text:p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><text:a xlink:type="simple" xlink:href="https://www.vpnunlimited.com/help/manuals/open-wrt-wireguard-setup" text:style-name="Internet_20_link" text:visited-style-name="Visited_20_Internet_20_Link">https://www.vpnunlimited.com/help/manuals/open-wrt-wireguard-setup</text:a></text:p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5-07-22T19:20:02.89">Jul 22, 2025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5-07-22T19:20:02.88</dc:date>
    <meta:editing-duration>PT6H11M39S</meta:editing-duration>
    <meta:editing-cycles>93</meta:editing-cycles>
    <meta:generator>OpenOffice/4.1.15$Win32 OpenOffice.org_project/4115m2$Build-9813</meta:generator>
    <meta:document-statistic meta:table-count="1" meta:image-count="0" meta:object-count="0" meta:page-count="7" meta:paragraph-count="170" meta:word-count="736" meta:character-count="5844"/>
  </office:meta>
</office:document-meta>
</file>